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JetBrains Mono" svg:font-family="'JetBrains Mono'"/>
    <style:font-face style:name="JetBrains Mono1" svg:font-family="'JetBrains Mono'" style:font-pitch="variable"/>
    <style:font-face style:name="JetBrains Mono2" svg:font-family="'JetBrains Mono'" style:font-family-generic="moder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end="Marker_5f_0" draw:marker-end-width="0.321cm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1.259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fo:min-height="0.413cm"/>
      <style:paragraph-properties style:writing-mode="lr-tb"/>
    </style:style>
    <style:style style:name="gr5" style:family="graphic" style:parent-style-name="standard">
      <style:graphic-properties draw:stroke="none" draw:fill="none" fo:min-height="0.21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style:text-autospace="none"/>
      <style:text-properties fo:color="#bcbec4" loext:opacity="100%" style:font-name="JetBrains Mono2" fo:font-size="10pt" style:font-name-asian="JetBrains Mono2" style:font-size-asian="10pt" style:font-name-complex="JetBrains Mono2" style:font-size-complex="10pt"/>
    </style:style>
    <style:style style:name="P5" style:family="paragraph">
      <loext:graphic-properties draw:fill="none"/>
      <style:paragraph-properties style:text-autospace="none"/>
      <style:text-properties fo:color="#bcbec4" loext:opacity="100%" style:font-name="JetBrains Mono2" fo:font-size="10pt" style:font-name-asian="JetBrains Mono2" style:font-size-asian="10pt" style:font-name-complex="JetBrains Mono2" style:font-size-complex="10pt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3" style:family="text">
      <style:text-properties fo:color="#6a8759" loext:opacity="100%" style:font-name="JetBrains Mono" fo:font-size="10pt" fo:font-weight="bold" style:font-name-asian="JetBrains Mono" style:font-size-asian="10pt" style:font-weight-asian="bold" style:font-name-complex="JetBrains Mono" style:font-size-complex="10pt" style:font-weight-complex="bold"/>
    </style:style>
    <style:style style:name="T4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5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4cm" svg:height="1.541cm" svg:x="8.458cm" svg:y="1cm" svg:viewBox="0 0 4001 1542" draw:points="0,1542 4001,1542 4001,0 0,0">
              <text:p/>
            </draw:polygon>
            <draw:polygon draw:style-name="gr2" draw:text-style-name="P2" draw:layer="layout" svg:width="4cm" svg:height="1.541cm" svg:x="8.458cm" svg:y="1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8.458cm" svg:y="1cm">
            <draw:text-box>
              <text:p text:style-name="P3"><text:span text:style-name="T1">APP</text:span></text:p>
            </draw:text-box>
          </draw:frame>
        </draw:g>
        <draw:g>
          <draw:g>
            <draw:polygon draw:style-name="gr1" draw:text-style-name="P1" draw:layer="layout" svg:width="4cm" svg:height="1.541cm" svg:x="8cm" svg:y="15.959cm" svg:viewBox="0 0 4001 1542" draw:points="0,1542 4001,1542 4001,0 0,0">
              <text:p/>
            </draw:polygon>
            <draw:polygon draw:style-name="gr2" draw:text-style-name="P2" draw:layer="layout" svg:width="4cm" svg:height="1.541cm" svg:x="8cm" svg:y="15.959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8cm" svg:y="15.959cm">
            <draw:text-box>
              <text:p text:style-name="P3"><text:span text:style-name="T2">features:core:</text:span></text:p>
              <text:p text:style-name="P3"><text:span text:style-name="T3">TaskListEntity</text:span></text:p>
            </draw:text-box>
          </draw:frame>
        </draw:g>
        <draw:g>
          <draw:g>
            <draw:polygon draw:style-name="gr1" draw:text-style-name="P1" draw:layer="layout" svg:width="4cm" svg:height="1.541cm" svg:x="23cm" svg:y="10.5cm" svg:viewBox="0 0 4001 1542" draw:points="0,1542 4001,1542 4001,0 0,0">
              <text:p/>
            </draw:polygon>
            <draw:polygon draw:style-name="gr2" draw:text-style-name="P2" draw:layer="layout" svg:width="4cm" svg:height="1.541cm" svg:x="23cm" svg:y="10.5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23cm" svg:y="10.5cm">
            <draw:text-box>
              <text:p text:style-name="P3"><text:span text:style-name="T2">DragDropSwipeScrollList</text:span></text:p>
            </draw:text-box>
          </draw:frame>
        </draw:g>
        <draw:g>
          <draw:g>
            <draw:polygon draw:style-name="gr1" draw:text-style-name="P1" draw:layer="layout" svg:width="4cm" svg:height="1.541cm" svg:x="2cm" svg:y="15.459cm" svg:viewBox="0 0 4001 1542" draw:points="0,1542 4001,1542 4001,0 0,0">
              <text:p/>
            </draw:polygon>
            <draw:polygon draw:style-name="gr2" draw:text-style-name="P2" draw:layer="layout" svg:width="4cm" svg:height="1.541cm" svg:x="2cm" svg:y="15.459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2cm" svg:y="15.459cm">
            <draw:text-box>
              <text:p text:style-name="P3"><text:span text:style-name="T2">alarmmanager</text:span></text:p>
            </draw:text-box>
          </draw:frame>
        </draw:g>
        <draw:g>
          <draw:g>
            <draw:polygon draw:style-name="gr1" draw:text-style-name="P1" draw:layer="layout" svg:width="4cm" svg:height="1.541cm" svg:x="2cm" svg:y="12.918cm" svg:viewBox="0 0 4001 1542" draw:points="0,1542 4001,1542 4001,0 0,0">
              <text:p/>
            </draw:polygon>
            <draw:polygon draw:style-name="gr2" draw:text-style-name="P2" draw:layer="layout" svg:width="4cm" svg:height="1.541cm" svg:x="2cm" svg:y="12.918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2cm" svg:y="12.918cm">
            <draw:text-box>
              <text:p text:style-name="P3"><text:span text:style-name="T2">features:core:</text:span></text:p>
              <text:p text:style-name="P3"><text:span text:style-name="T3">AlermUseCases</text:span></text:p>
            </draw:text-box>
          </draw:frame>
        </draw:g>
        <draw:g>
          <draw:g>
            <draw:polygon draw:style-name="gr1" draw:text-style-name="P1" draw:layer="layout" svg:width="4cm" svg:height="1.541cm" svg:x="13.5cm" svg:y="12.918cm" svg:viewBox="0 0 4001 1542" draw:points="0,1542 4001,1542 4001,0 0,0">
              <text:p/>
            </draw:polygon>
            <draw:polygon draw:style-name="gr2" draw:text-style-name="P2" draw:layer="layout" svg:width="4cm" svg:height="1.541cm" svg:x="13.5cm" svg:y="12.918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13.5cm" svg:y="12.918cm">
            <draw:text-box>
              <text:p text:style-name="P3"><text:span text:style-name="T2">features:core:</text:span></text:p>
              <text:p text:style-name="P3"><text:span text:style-name="T3">Data</text:span></text:p>
            </draw:text-box>
          </draw:frame>
        </draw:g>
        <draw:g>
          <draw:g>
            <draw:polygon draw:style-name="gr1" draw:text-style-name="P1" draw:layer="layout" svg:width="4cm" svg:height="1.541cm" svg:x="8cm" svg:y="10.5cm" svg:viewBox="0 0 4001 1542" draw:points="0,1542 4001,1542 4001,0 0,0">
              <text:p/>
            </draw:polygon>
            <draw:polygon draw:style-name="gr2" draw:text-style-name="P2" draw:layer="layout" svg:width="4cm" svg:height="1.541cm" svg:x="8cm" svg:y="10.5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8cm" svg:y="10.5cm">
            <draw:text-box>
              <text:p text:style-name="P3"><text:span text:style-name="T2">features:core:</text:span></text:p>
              <text:p text:style-name="P3"><text:span text:style-name="T3">UseCases</text:span></text:p>
            </draw:text-box>
          </draw:frame>
        </draw:g>
        <draw:g>
          <draw:g>
            <draw:polygon draw:style-name="gr1" draw:text-style-name="P1" draw:layer="layout" svg:width="4cm" svg:height="1.541cm" svg:x="1cm" svg:y="7.959cm" svg:viewBox="0 0 4001 1542" draw:points="0,1542 4001,1542 4001,0 0,0">
              <text:p/>
            </draw:polygon>
            <draw:polygon draw:style-name="gr2" draw:text-style-name="P2" draw:layer="layout" svg:width="4cm" svg:height="1.541cm" svg:x="1cm" svg:y="7.959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1cm" svg:y="7.959cm">
            <draw:text-box>
              <text:p text:style-name="P3"><text:span text:style-name="T2">features:core:</text:span></text:p>
              <text:p text:style-name="P3"><text:span text:style-name="T3">SoundTask</text:span></text:p>
            </draw:text-box>
          </draw:frame>
        </draw:g>
        <draw:g>
          <draw:g>
            <draw:polygon draw:style-name="gr1" draw:text-style-name="P1" draw:layer="layout" svg:width="4cm" svg:height="1.541cm" svg:x="14cm" svg:y="6.955cm" svg:viewBox="0 0 4001 1542" draw:points="0,1542 4001,1542 4001,0 0,0">
              <text:p/>
            </draw:polygon>
            <draw:polygon draw:style-name="gr2" draw:text-style-name="P2" draw:layer="layout" svg:width="4cm" svg:height="1.541cm" svg:x="14cm" svg:y="6.955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14cm" svg:y="6.955cm">
            <draw:text-box>
              <text:p text:style-name="P3"><text:span text:style-name="T2">features:</text:span></text:p>
              <text:p text:style-name="P3"><text:span text:style-name="T3">Signing</text:span></text:p>
            </draw:text-box>
          </draw:frame>
        </draw:g>
        <draw:g>
          <draw:g>
            <draw:polygon draw:style-name="gr1" draw:text-style-name="P1" draw:layer="layout" svg:width="4cm" svg:height="1.541cm" svg:x="23cm" svg:y="7cm" svg:viewBox="0 0 4001 1542" draw:points="0,1542 4001,1542 4001,0 0,0">
              <text:p/>
            </draw:polygon>
            <draw:polygon draw:style-name="gr2" draw:text-style-name="P2" draw:layer="layout" svg:width="4cm" svg:height="1.541cm" svg:x="23cm" svg:y="7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23cm" svg:y="7cm">
            <draw:text-box>
              <text:p text:style-name="P3"><text:span text:style-name="T2">features:</text:span></text:p>
              <text:p text:style-name="P3"><text:span text:style-name="T3">TaskList</text:span></text:p>
            </draw:text-box>
          </draw:frame>
        </draw:g>
        <draw:g>
          <draw:g>
            <draw:polygon draw:style-name="gr1" draw:text-style-name="P1" draw:layer="layout" svg:width="4cm" svg:height="1.541cm" svg:x="18.5cm" svg:y="7cm" svg:viewBox="0 0 4001 1542" draw:points="0,1542 4001,1542 4001,0 0,0">
              <text:p/>
            </draw:polygon>
            <draw:polygon draw:style-name="gr2" draw:text-style-name="P2" draw:layer="layout" svg:width="4cm" svg:height="1.541cm" svg:x="18.5cm" svg:y="7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18.5cm" svg:y="7cm">
            <draw:text-box>
              <text:p text:style-name="P3"><text:span text:style-name="T2">features:</text:span></text:p>
              <text:p text:style-name="P3"><text:span text:style-name="T3">EditTask</text:span></text:p>
            </draw:text-box>
          </draw:frame>
        </draw:g>
        <draw:line draw:style-name="gr2" draw:text-style-name="P2" draw:layer="layout" svg:x1="10.042cm" svg:y1="2.541cm" svg:x2="4.418cm" svg:y2="12.919cm">
          <text:p/>
        </draw:line>
        <draw:line draw:style-name="gr2" draw:text-style-name="P2" draw:layer="layout" svg:x1="9.634cm" svg:y1="2.541cm" svg:x2="3.826cm" svg:y2="7.96cm">
          <text:p/>
        </draw:line>
        <draw:line draw:style-name="gr2" draw:text-style-name="P2" draw:layer="layout" svg:x1="11.175cm" svg:y1="2.541cm" svg:x2="15.284cm" svg:y2="6.956cm">
          <text:p/>
        </draw:line>
        <draw:path draw:style-name="gr2" draw:text-style-name="P2" draw:layer="layout" svg:width="10.807cm" svg:height="4.459cm" svg:x="12.326cm" svg:y="2.541cm" svg:viewBox="0 0 10808 4460" svg:d="M0 0l9561 3946c1-4 3-7 5-10 7-13 18-23 30-31 13-7 27-11 42-11 14 0 29 4 41 11 13 8 24 18 31 31 7 12 11 27 11 41 0 11-2 22-6 32l1093 451">
          <text:p/>
        </draw:path>
        <draw:line draw:style-name="gr2" draw:text-style-name="P2" draw:layer="layout" svg:x1="11.748cm" svg:y1="2.541cm" svg:x2="19.212cm" svg:y2="7.001cm">
          <text:p/>
        </draw:line>
        <draw:g>
          <draw:g>
            <draw:polygon draw:style-name="gr1" draw:text-style-name="P1" draw:layer="layout" svg:width="4cm" svg:height="1.541cm" svg:x="22cm" svg:y="4cm" svg:viewBox="0 0 4001 1542" draw:points="0,1542 4001,1542 4001,0 0,0">
              <text:p/>
            </draw:polygon>
            <draw:polygon draw:style-name="gr2" draw:text-style-name="P2" draw:layer="layout" svg:width="4cm" svg:height="1.541cm" svg:x="22cm" svg:y="4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22cm" svg:y="4cm">
            <draw:text-box>
              <text:p text:style-name="P3"><text:span text:style-name="T3">Resource</text:span></text:p>
            </draw:text-box>
          </draw:frame>
        </draw:g>
        <draw:line draw:style-name="gr2" draw:text-style-name="P2" draw:layer="layout" svg:x1="21.399cm" svg:y1="7.001cm" svg:x2="23.102cm" svg:y2="5.541cm">
          <text:p/>
        </draw:line>
        <draw:path draw:style-name="gr2" draw:text-style-name="P2" draw:layer="layout" svg:width="6.5cm" svg:height="2.167cm" svg:x="12cm" svg:y="8.437cm" svg:viewBox="0 0 6501 2168" svg:d="M6501 0l-4498 1500c-2-5-5-10-7-15-8-13-18-23-31-31-12-7-27-11-41-11-15 0-29 4-42 11-13 8-23 18-30 31-8 12-12 27-12 41 0 9 2 18 5 26l-1845 616">
          <text:p/>
        </draw:path>
        <draw:path draw:style-name="gr2" draw:text-style-name="P2" draw:layer="layout" svg:width="4cm" svg:height="1.477cm" svg:x="18cm" svg:y="5.509cm" svg:viewBox="0 0 4001 1478" svg:d="M0 1478l655-242c-3-9-5-19-5-29 0-15 4-29 11-42 8-13 18-23 31-31 13-7 27-11 42-11s29 4 42 11c12 8 23 18 30 31 3 4 5 8 6 13l1801-666c-3-9-5-19-5-29 0-14 4-29 11-42 8-12 18-23 31-30 13-8 27-11 42-11s29 3 42 11c12 7 23 18 30 30 3 5 5 9 6 13l1231-454">
          <text:p/>
        </draw:path>
        <draw:path draw:style-name="gr2" draw:text-style-name="P2" draw:layer="layout" svg:width="3.392cm" svg:height="2.005cm" svg:x="11.304cm" svg:y="8.496cm" svg:viewBox="0 0 3393 2006" svg:d="M3393 0l-1043 617c-7-11-17-21-29-27-12-8-26-11-41-11s-29 3-42 11c-12 7-23 18-30 30-7 13-11 27-11 42 0 13 3 27 10 39l-2207 1305">
          <text:p/>
        </draw:path>
        <draw:line draw:style-name="gr2" draw:text-style-name="P2" draw:layer="layout" svg:x1="24.744cm" svg:y1="7.001cm" svg:x2="24.257cm" svg:y2="5.541cm">
          <text:p/>
        </draw:line>
        <draw:line draw:style-name="gr2" draw:text-style-name="P2" draw:layer="layout" svg:x1="25cm" svg:y1="8.541cm" svg:x2="25cm" svg:y2="10.499cm">
          <text:p/>
        </draw:line>
        <draw:path draw:style-name="gr2" draw:text-style-name="P2" draw:layer="layout" svg:width="11cm" svg:height="2.567cm" svg:x="12cm" svg:y="8.237cm" svg:viewBox="0 0 11001 2568" svg:d="M11001 0l-8845 2065c-1-8-5-16-9-23-7-13-18-24-30-31-13-7-27-11-42-11s-29 4-42 11-23 18-31 31c-7 12-11 27-11 42 0 6 1 12 2 19l-1993 465">
          <text:p/>
        </draw:path>
        <draw:line draw:style-name="gr2" draw:text-style-name="P2" draw:layer="layout" svg:x1="5.52cm" svg:y1="14.459cm" svg:x2="8.481cm" svg:y2="15.96cm">
          <text:p/>
        </draw:line>
        <draw:line draw:style-name="gr2" draw:text-style-name="P2" draw:layer="layout" svg:x1="4cm" svg:y1="14.459cm" svg:x2="4cm" svg:y2="15.458cm">
          <text:p/>
        </draw:line>
        <draw:line draw:style-name="gr2" draw:text-style-name="P2" draw:layer="layout" svg:x1="8cm" svg:y1="12cm" svg:x2="6cm" svg:y2="13cm">
          <text:p/>
        </draw:line>
        <draw:g>
          <draw:line draw:style-name="gr2" draw:text-style-name="P2" draw:layer="layout" svg:x1="12cm" svg:y1="12cm" svg:x2="13.501cm" svg:y2="12.999cm">
            <text:p/>
          </draw:line>
        </draw:g>
        <draw:line draw:style-name="gr2" draw:text-style-name="P2" draw:layer="layout" svg:x1="10cm" svg:y1="12.041cm" svg:x2="10cm" svg:y2="15.958cm">
          <text:p/>
        </draw:line>
        <draw:g>
          <draw:g>
            <draw:polygon draw:style-name="gr1" draw:text-style-name="P1" draw:layer="layout" svg:width="4cm" svg:height="1.541cm" svg:x="12.5cm" svg:y="17.959cm" svg:viewBox="0 0 4001 1542" draw:points="0,1542 4001,1542 4001,0 0,0">
              <text:p/>
            </draw:polygon>
            <draw:polygon draw:style-name="gr2" draw:text-style-name="P2" draw:layer="layout" svg:width="4cm" svg:height="1.541cm" svg:x="12.5cm" svg:y="17.959cm" svg:viewBox="0 0 4001 1542" draw:points="0,1542 4001,1542 4001,0 0,0">
              <text:p/>
            </draw:polygon>
          </draw:g>
          <draw:frame draw:style-name="gr3" draw:text-style-name="P2" draw:layer="layout" svg:width="4cm" svg:height="1.541cm" svg:x="12.5cm" svg:y="17.959cm">
            <draw:text-box>
              <text:p text:style-name="P3"><text:span text:style-name="T2">features:core:</text:span></text:p>
              <text:p text:style-name="P3"><text:span text:style-name="T3">TaskListEntityApi</text:span></text:p>
            </draw:text-box>
          </draw:frame>
        </draw:g>
        <draw:line draw:style-name="gr2" draw:text-style-name="P2" draw:layer="layout" svg:x1="14.501cm" svg:y1="17.96cm" svg:x2="13cm" svg:y2="17.459cm">
          <text:p/>
        </draw:line>
        <draw:line draw:style-name="gr2" draw:text-style-name="P2" draw:layer="layout" svg:x1="14.5cm" svg:y1="17.96cm" svg:x2="16.001cm" svg:y2="17.459cm">
          <text:p/>
        </draw:line>
        <draw:line draw:style-name="gr2" draw:text-style-name="P2" draw:layer="layout" svg:x1="14.5cm" svg:y1="17.96cm" svg:x2="15.501cm" svg:y2="16.959cm">
          <text:p/>
        </draw:line>
        <draw:line draw:style-name="gr2" draw:text-style-name="P2" draw:layer="layout" svg:x1="14.501cm" svg:y1="17.96cm" svg:x2="13.5cm" svg:y2="16.959cm">
          <text:p/>
        </draw:line>
        <draw:line draw:style-name="gr2" draw:text-style-name="P2" draw:layer="layout" svg:x1="14.501cm" svg:y1="17.96cm" svg:x2="14cm" svg:y2="16.459cm">
          <text:p/>
        </draw:line>
        <draw:line draw:style-name="gr2" draw:text-style-name="P2" draw:layer="layout" svg:x1="14.5cm" svg:y1="17.96cm" svg:x2="15.001cm" svg:y2="16.459cm">
          <text:p/>
        </draw:line>
        <draw:line draw:style-name="gr2" draw:text-style-name="P2" draw:layer="layout" svg:x1="14.5cm" svg:y1="17.958cm" svg:x2="14.5cm" svg:y2="16.459cm">
          <text:p/>
        </draw:line>
        <draw:frame draw:style-name="gr4" draw:text-style-name="P2" draw:layer="layout" svg:width="3.199cm" svg:height="0.663cm" svg:x="13.5cm" svg:y="12.75cm">
          <draw:text-box>
            <text:p><text:span text:style-name="T4">RepositoryInter</text:span></text:p>
          </draw:text-box>
        </draw:frame>
        <draw:frame draw:style-name="gr5" draw:text-style-name="P5" draw:layer="layout" svg:width="3.727cm" svg:height="0.662cm" draw:transform="rotate (1.04911741337379) translate (5.493cm 9.752cm)">
          <draw:text-box>
            <text:p text:style-name="P4"><text:span text:style-name="T5">for </text:span><text:span text:style-name="T5">AlarmActi</text:span><text:span text:style-name="T5">vi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JetBrains Mono" svg:font-family="'JetBrains Mono'"/>
    <style:font-face style:name="JetBrains Mono1" svg:font-family="'JetBrains Mono'" style:font-pitch="variable"/>
    <style:font-face style:name="JetBrains Mono2" svg:font-family="'JetBrains Mono'" style:font-family-generic="moder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02T18:12:42.607311892</dc:date>
    <dc:language>ru-RU</dc:language>
    <meta:creation-date>2023-10-07T12:28:48Z</meta:creation-date>
    <meta:initial-creator>Михаил Кузнецов</meta:initial-creator>
    <meta:generator>LibreOffice/7.3.7.2$Linux_X86_64 LibreOffice_project/30$Build-2</meta:generator>
    <meta:editing-duration>PT3H35M10S</meta:editing-duration>
    <meta:editing-cycles>2</meta:editing-cycles>
    <meta:document-statistic meta:object-count="92"/>
  </office:meta>
</office:document-meta>
</file>